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4.075cm"/>
    </style:style>
    <style:style style:name="co3" style:family="table-column">
      <style:table-column-properties fo:break-before="auto" style:column-width="5.768cm"/>
    </style:style>
    <style:style style:name="co4" style:family="table-column">
      <style:table-column-properties fo:break-before="auto" style:column-width="4.339cm"/>
    </style:style>
    <style:style style:name="co6" style:family="table-column">
      <style:table-column-properties fo:break-before="auto" style:column-width="4.313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transparent" fo:border="0.06pt solid #000000"/>
    </style:style>
    <style:style style:name="ce9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6" table:default-cell-style-name="ce6"/>
        <table:table-column table:style-name="co5" table:number-columns-repeated="1019" table:default-cell-style-name="ce6"/>
        <table:table-row table:style-name="ro1">
          <table:table-cell table:style-name="ce2" office:value-type="string" calcext:value-type="string">
            <text:p>Platform URI</text:p>
          </table:table-cell>
          <table:table-cell table:style-name="ce2" office:value-type="string" calcext:value-type="string">
            <text:p>Platform has &lt;relationship&gt; Sensor</text:p>
          </table:table-cell>
          <table:table-cell table:style-name="ce2" office:value-type="string" calcext:value-type="string">
            <text:p>Sensor URI</text:p>
          </table:table-cell>
          <table:table-cell table:style-name="ce9" office:value-type="string" calcext:value-type="string">
            <text:p>Sensor has &lt;relationship&gt; 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alos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palsar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aqua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air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aqua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msre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aqua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amsua</text:p>
          </table:table-cell>
          <table:table-cell table:style-name="ce8" office:value-type="string" calcext:value-type="string">
            <text:p>hasPlatform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 office:value-type="string" calcext:value-type="string">
            <text:p>plat_aqua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modi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aura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om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coriolis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windSat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dmsp_F08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ssm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dmsp_F10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ssm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dmsp_F11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ssm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dmsp_F12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ssm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dmsp_F13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ssm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dmsp_F14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ssm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dmsp_F15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ssm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atsr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sar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gomo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meri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mipa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ra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sciamachy_limb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sciamachy_nadir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ers1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ami_sar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ers1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ami_scat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ers1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atsr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ers1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ra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ers2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ami_sar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ers2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ami_scat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3" office:value-type="string" calcext:value-type="string">
            <text:p>plat_ers2</text:p>
          </table:table-cell>
          <table:table-cell table:style-name="ce7" office:value-type="string" calcext:value-type="string">
            <text:p>hasSensor</text:p>
          </table:table-cell>
          <table:table-cell table:style-name="ce5" office:value-type="string" calcext:value-type="string">
            <text:p>sens_atsr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rs2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gome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rs2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ra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FY-3A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mwr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FY-3B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mwr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FY-3C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mwr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FY-3D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mwr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FY-3F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mwr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comW1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msr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comW2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msr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comW3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msr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fo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gfora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goes_08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goesImager_811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goes_09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goesImager_811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goes_09_bk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goesImager_811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goes_10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goesImager_811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goes_10_SA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goesImager_811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goes_11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goesImager_811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goes_12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goesImager_1215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goes_12_SA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goesImager_1215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goes_13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goesImager_1215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goes_14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goesImager_1215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goes_15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goesImager_1215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3" office:value-type="string" calcext:value-type="string">
            <text:p>plat_gosat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tansoCa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osat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tansoFt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himawari-6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jam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icesat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gla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jason1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poseidon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jason2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poseidon3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1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ms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2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ms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3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ms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4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ms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4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tm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5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ms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5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tm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7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etmplu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8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ol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8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tir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meteosat_10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sevir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meteosat_11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sevir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meteosat_8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sevir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meteosat_9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sevir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metOpA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amsua</text:p>
          </table:table-cell>
          <table:table-cell table:style-name="ce8" office:value-type="string" calcext:value-type="string">
            <text:p>hasPlatform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scat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scat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3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gome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ias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metOpB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amsua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B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scat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B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3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B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gome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B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ias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metOpC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amsua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C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scat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C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3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C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gome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C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ias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imbus7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smmr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6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7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8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8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9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10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0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1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2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3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4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5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amsua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5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3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5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msub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6</text:p>
          </table:table-cell>
          <table:table-cell table:style-name="ce7" office:value-type="string" calcext:value-type="string">
            <text:p>hasSensor</text:p>
          </table:table-cell>
          <table:table-cell table:style-name="ce5" office:value-type="string" calcext:value-type="string">
            <text:p>sens_amsua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6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3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6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msub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7</text:p>
          </table:table-cell>
          <table:table-cell table:style-name="ce7" office:value-type="string" calcext:value-type="string">
            <text:p>hasSensor</text:p>
          </table:table-cell>
          <table:table-cell table:style-name="ce5" office:value-type="string" calcext:value-type="string">
            <text:p>sens_amsua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7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3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7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msub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8</text:p>
          </table:table-cell>
          <table:table-cell table:style-name="ce7" office:value-type="string" calcext:value-type="string">
            <text:p>hasSensor</text:p>
          </table:table-cell>
          <table:table-cell table:style-name="ce5" office:value-type="string" calcext:value-type="string">
            <text:p>sens_amsua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8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3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9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amsua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9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3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odin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osiri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odin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smr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orbview2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seaWiF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parasol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polder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scisat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ceFt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spot4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vegetation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spot5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hr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spot5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vegetation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terra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ster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terra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modi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topexPoseidon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ssalt</text:p>
          </table:table-cell>
          <table:table-cell table:style-name="ce8" office:value-type="string" calcext:value-type="string">
            <text:p>hasPlatform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 office:value-type="string" calcext:value-type="string">
            <text:p>plat_trmm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tm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terraSar_X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sarX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tandem_X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sarX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tsx_ng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sarX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1" table:number-rows-repeated="1048433">
          <table:table-cell table:number-columns-repeated="1024"/>
        </table:table-row>
        <table:table-row table:style-name="ro3" table:number-rows-repeated="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5" table:number-columns-repeated="1024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number-columns-repeated="1024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61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 style:data-style-name="N2" text:time-value="09:50:30.1545281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9T15:32:23Z</meta:creation-date>
    <dc:date>2016-06-10T09:51:09.260319280</dc:date>
    <meta:editing-cycles>9</meta:editing-cycles>
    <meta:editing-duration>PT41M26S</meta:editing-duration>
    <meta:document-statistic meta:table-count="3" meta:cell-count="512" meta:object-count="0"/>
  </office:meta>
</office:document-meta>
</file>